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8d3c" officeooo:paragraph-rsid="00018d3c"/>
    </style:style>
    <style:style style:name="P2" style:family="paragraph" style:parent-style-name="Standard">
      <style:text-properties officeooo:rsid="0002aba7" officeooo:paragraph-rsid="0002aba7"/>
    </style:style>
    <style:style style:name="P3" style:family="paragraph" style:parent-style-name="Standard">
      <style:text-properties officeooo:rsid="0002e621" officeooo:paragraph-rsid="0002e621"/>
    </style:style>
    <style:style style:name="P4" style:family="paragraph" style:parent-style-name="Standard">
      <style:text-properties officeooo:rsid="0004910e" officeooo:paragraph-rsid="0004910e"/>
    </style:style>
    <style:style style:name="P5" style:family="paragraph" style:parent-style-name="Standard">
      <style:text-properties officeooo:rsid="000519af" officeooo:paragraph-rsid="000519af"/>
    </style:style>
    <style:style style:name="P6" style:family="paragraph" style:parent-style-name="Standard">
      <style:text-properties officeooo:rsid="000692a0" officeooo:paragraph-rsid="000692a0"/>
    </style:style>
    <style:style style:name="T1" style:family="text">
      <style:text-properties officeooo:rsid="000692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irée OSM</text:p>
      <text:p text:style-name="P1">2018-09-10</text:p>
      <text:p text:style-name="P1"/>
      <text:p text:style-name="P4">Présentation du travail d’import et de mise à jour des aménagements cyblables de BxMétro par Guillaume C.</text:p>
      <text:p text:style-name="P4">mai-juillet 2018</text:p>
      <text:p text:style-name="P4"/>
      <text:p text:style-name="P1">interface WMS</text:p>
      <text:p text:style-name="P2">document de référence : <text:a xlink:type="simple" xlink:href="https://wiki.openstreetmap.org/wiki/FR:Bicycle" text:style-name="Internet_20_link" text:visited-style-name="Visited_20_Internet_20_Link">https://wiki.openstreetmap.org/wiki/FR:Bicycle</text:a></text:p>
      <text:p text:style-name="P2"/>
      <text:p text:style-name="P3">Mapillary, openstreetcam, Pic4Carto</text:p>
      <text:p text:style-name="P3">MapCraft</text:p>
      <text:p text:style-name="P3"/>
      <text:p text:style-name="P4">50h de travail sur JOSM</text:p>
      <text:p text:style-name="P4"/>
      <text:p text:style-name="P4">Double<text:span text:style-name="T1">s</text:span> sens cyclable<text:span text:style-name="T1">s</text:span> : comptabilisés alors qu’il n’y a pas de matérialisation</text:p>
      <text:p text:style-name="P4"/>
      <text:p text:style-name="P4">Aménagements bien tagués, et dates cohérentes.</text:p>
      <text:p text:style-name="P4">Mais des aménagements fantômes, rien sur l’imagerie</text:p>
      <text:p text:style-name="P4">aménagements existants mais absence des données</text:p>
      <text:p text:style-name="P4">source perfectible mais de bonne qualité et exploitable</text:p>
      <text:p text:style-name="P4"/>
      <text:p text:style-name="P5">cycle.travel</text:p>
      <text:p text:style-name="P5">brouter</text:p>
      <text:p text:style-name="P6">geovel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19:49:29.973690156</meta:creation-date>
    <dc:date>2018-09-10T21:26:51.738197854</dc:date>
    <meta:editing-duration>PT45M44S</meta:editing-duration>
    <meta:editing-cycles>2</meta:editing-cycles>
    <meta:generator>LibreOffice/6.0.6.2$MacOSX_X86_64 LibreOffice_project/0c292870b25a325b5ed35f6b45599d2ea4458e77</meta:generator>
    <meta:document-statistic meta:table-count="0" meta:image-count="0" meta:object-count="0" meta:page-count="1" meta:paragraph-count="17" meta:word-count="80" meta:character-count="594" meta:non-whitespace-character-count="531"/>
  </office:meta>
</office:document-meta>
</file>